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42a7" officeooo:paragraph-rsid="002542a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remove worldedit, because we don’t use it and we have to reduce the amount of plugins/datapacks to make it easier on the server and for updating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1"/>
      <text:p text:style-name="P1"/>
      <text:p text:style-name="P1"/>
      <text:p text:style-name="Standard"><text:span text:style-name="T1">[</text:span><text:span text:style-name="T2">Motion 60-8: To remove worldedi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09:06.607250010</dc:date>
    <meta:editing-duration>PT4M5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1" meta:character-count="367" meta:non-whitespace-character-count="313"/>
  </office:meta>
</office:document-meta>
</file>